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9f9f9"/>
    </style:style>
    <style:style style:name="gr1" style:family="graphic" style:parent-style-name="standard">
      <style:graphic-properties svg:stroke-color="#f2f2f2" draw:fill-color="#f2f2f2" draw:textarea-horizontal-align="justify" draw:textarea-vertical-align="middle" draw:auto-grow-height="false" fo:min-height="43.2cm" fo:min-width="7.628cm"/>
    </style:style>
    <style:style style:name="gr2" style:family="graphic" style:parent-style-name="standard">
      <style:graphic-properties svg:stroke-color="#f2f2f2" draw:fill-color="#f2f2f2" draw:textarea-horizontal-align="justify" draw:textarea-vertical-align="middle" draw:auto-grow-height="false" fo:min-height="43.2cm" fo:min-width="7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5.2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59cm" fo:min-width="5.215cm"/>
    </style:style>
    <style:style style:name="P1" style:family="paragraph">
      <loext:graphic-properties draw:fill-color="#f2f2f2"/>
      <style:paragraph-properties fo:text-align="center"/>
    </style:style>
    <style:style style:name="P2" style:family="paragraph">
      <style:text-properties style:font-name="DejaVu Sans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pt"/>
    </style:style>
    <style:style style:name="P7" style:family="paragraph">
      <loext:graphic-properties draw:fill-color="#ffffff"/>
      <style:paragraph-properties fo:text-align="center"/>
      <style:text-properties fo:font-size="9pt" style:font-size-asian="10pt" style:font-size-complex="10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text-properties fo:font-size="9pt"/>
    </style:style>
    <style:style style:name="P10" style:family="paragraph">
      <loext:graphic-properties draw:fill="none" draw:fill-color="#ffffff"/>
      <style:text-properties fo:font-size="9pt"/>
    </style:style>
    <style:style style:name="P11" style:family="paragraph">
      <style:paragraph-properties fo:text-align="center"/>
      <style:text-properties fo:color="#c9211e"/>
    </style:style>
    <style:style style:name="P12" style:family="paragraph">
      <loext:graphic-properties draw:fill-color="#ffffff"/>
      <style:paragraph-properties fo:text-align="center"/>
      <style:text-properties fo:color="#c9211e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BG" svg:width="8.128cm" svg:height="43.45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BG" svg:width="7.874cm" svg:height="43.45cm" svg:x="19.03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BG" svg:width="7.874cm" svg:height="43.45cm" svg:x="10.14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bels" svg:width="4.621cm" svg:height="0.747cm" svg:x="2.667cm" svg:y="1.285cm">
          <draw:text-box>
            <text:p text:style-name="P2">CALC CONTROLLER</text:p>
          </draw:text-box>
        </draw:frame>
        <draw:frame draw:style-name="gr3" draw:text-style-name="P3" draw:layer="Labels" svg:width="4.299cm" svg:height="0.747cm" svg:x="11.684cm" svg:y="1.27cm">
          <draw:text-box>
            <text:p text:style-name="P2">APP CONTROLLER</text:p>
          </draw:text-box>
        </draw:frame>
        <draw:frame draw:style-name="gr3" draw:text-style-name="P3" draw:layer="Labels" svg:width="3.935cm" svg:height="0.747cm" svg:x="20.574cm" svg:y="1.27cm">
          <draw:text-box>
            <text:p text:style-name="P2">UI CONTROLLER</text:p>
          </draw:text-box>
        </draw:frame>
        <draw:custom-shape draw:style-name="gr4" draw:text-style-name="P5" draw:layer="Items" svg:width="5.715cm" svg:height="0.762cm" svg:x="20.33cm" svg:y="30.687cm">
          <text:p text:style-name="P4"><text:span text:style-name="T1">dimView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347cm" svg:y="31.703cm">
          <text:p text:style-name="P4"><text:span text:style-name="T1">toolButt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347cm" svg:y="33.689cm">
          <text:p text:style-name="P4"><text:span text:style-name="T1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Items" svg:width="5.715cm" svg:height="0.762cm" svg:x="20.347cm" svg:y="32.7cm">
          <text:p text:style-name="P4"><text:span text:style-name="T1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Items" svg:width="5.715cm" svg:height="0.762cm" svg:x="20.347cm" svg:y="34.689cm">
          <text:p text:style-name="P4"><text:span text:style-name="T1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Items" svg:width="5.715cm" svg:height="0.762cm" svg:x="20.32cm" svg:y="35.64cm">
          <text:p text:style-name="P4"><text:span text:style-name="T1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Items" svg:width="5.715cm" svg:height="0.762cm" svg:x="20.33cm" svg:y="36.64cm">
          <text:p text:style-name="P4"><text:span text:style-name="T1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Items" svg:width="5.715cm" svg:height="0.762cm" svg:x="2.22cm" svg:y="2.687cm">
          <text:p text:style-name="P6"><text:span text:style-name="T2">Clipboard</text:span><text:span text:style-name="T2">Output(cl</text:span><text:span text:style-name="T2">assAtt,ali</text:span><text:span text:style-name="T2">gnAtt)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bels" svg:width="3.81cm" svg:height="0.963cm" svg:x="21.082cm" svg:y="1.905cm">
          <draw:text-box>
            <text:p><text:span text:style-name="T3">Private functions</text:span></text:p>
            <text:p><text:span text:style-name="T3"/></text:p>
          </draw:text-box>
        </draw:frame>
        <draw:frame draw:style-name="gr3" draw:text-style-name="P8" draw:layer="Labels" svg:width="2.974cm" svg:height="0.607cm" svg:x="21.244cm" svg:y="22.706cm">
          <draw:text-box>
            <text:p><text:span text:style-name="T3">Clipboard </text:span><text:span text:style-name="T3">objects</text:span></text:p>
          </draw:text-box>
        </draw:frame>
        <draw:custom-shape draw:style-name="gr4" draw:text-style-name="P5" draw:layer="Items" svg:width="5.715cm" svg:height="0.762cm" svg:x="20.22cm" svg:y="23.581cm">
          <text:p text:style-name="P4"><text:span text:style-name="T1">imgClipboardB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24.587cm">
          <text:p text:style-name="P4"><text:span text:style-name="T1">tdClipbboardB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25.587cm">
          <text:p text:style-name="P4"><text:span text:style-name="T1">tableClipbboardB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26.587cm">
          <text:p text:style-name="P4"><text:span text:style-name="T1">imgDisplayCSSToClip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27.587cm">
          <text:p text:style-name="P4"><text:span text:style-name="T1">imgLPhoneCSSToClip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28.616cm">
          <text:p text:style-name="P4"><text:span text:style-name="T1">imgSPhoneCSSToClipboard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bels" svg:width="2.746cm" svg:height="0.607cm" svg:x="21.171cm" svg:y="4.191cm">
          <draw:text-box>
            <text:p><text:span text:style-name="T3">Public functions</text:span></text:p>
          </draw:text-box>
        </draw:frame>
        <draw:frame draw:style-name="gr3" draw:text-style-name="P8" draw:layer="Labels" svg:width="3.148cm" svg:height="0.607cm" svg:x="21.355cm" svg:y="29.836cm">
          <draw:text-box>
            <text:p><text:span text:style-name="T3">UI element objects</text:span></text:p>
          </draw:text-box>
        </draw:frame>
        <draw:custom-shape draw:style-name="gr4" draw:text-style-name="P7" draw:layer="Items" svg:width="5.715cm" svg:height="0.762cm" svg:x="2.22cm" svg:y="5.881cm">
          <text:p text:style-name="P6"><text:span text:style-name="T2">intToP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5.881cm">
          <text:p text:style-name="P4"><text:span text:style-name="T1">getToolButtonID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6.881cm">
          <text:p text:style-name="P4"><text:span text:style-name="T1">getDynamicRegionID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7.881cm">
          <text:p text:style-name="P4"><text:span text:style-name="T1">getStaticRegionID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8.881cm">
          <text:p text:style-name="P4"><text:span text:style-name="T1">getCcpUserInputID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9.881cm">
          <text:p text:style-name="P4"><text:span text:style-name="T1">getCcpBuildTagID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10.881cm">
          <text:p text:style-name="P4"><text:span text:style-name="T1">HandleFileSelect (ev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11.881cm">
          <text:p text:style-name="P4"><text:span text:style-name="T1">updateAppData </text:span><text:span text:style-name="T1">(prop,val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Items" svg:width="5.715cm" svg:height="0.762cm" svg:x="20.22cm" svg:y="12.881cm">
          <text:p text:style-name="P4"><text:span text:style-name="T1">accessApp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0.22cm" svg:y="13.881cm">
          <text:p text:style-name="P6"><text:span text:style-name="T4">getAppData (Appobj,file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0.22cm" svg:y="14.881cm">
          <text:p text:style-name="P6"><text:span text:style-name="T2">refreshAppUI </text:span><text:span text:style-name="T2">(Ap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0.22cm" svg:y="15.881cm">
          <text:p text:style-name="P6"><text:span text:style-name="T2">removeCurImg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0.22cm" svg:y="16.881cm">
          <text:p text:style-name="P6"><text:span text:style-name="T2">setDimAlerts (curDimViewers,bool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bels" svg:width="5.715cm" svg:height="0.609cm" svg:x="20.22cm" svg:y="17.934cm">
          <text:p text:style-name="P6"><text:span text:style-name="T2">resetPlaceholders </text:span><text:span text:style-name="T2">(ids...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bels" svg:width="5.715cm" svg:height="0.609cm" svg:x="20.22cm" svg:y="18.695cm">
          <text:p text:style-name="P6"><text:span text:style-name="T2">initCC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bels" svg:width="5.715cm" svg:height="0.609cm" svg:x="20.22cm" svg:y="19.495cm">
          <text:p text:style-name="P6"><text:span text:style-name="T2">showElementOnInp</text:span><text:span text:style-name="T2">u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bels" svg:width="5.715cm" svg:height="0.609cm" svg:x="20.22cm" svg:y="20.295cm">
          <text:p text:style-name="P6"><text:span text:style-name="T2">flashAppMes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bels" svg:width="5.715cm" svg:height="0.762cm" svg:x="2.229cm" svg:y="30.688cm">
          <text:p text:style-name="P4"><text:span text:style-name="T1">dimView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bels" svg:width="5.715cm" svg:height="0.762cm" svg:x="2.246cm" svg:y="31.704cm">
          <text:p text:style-name="P4"><text:span text:style-name="T1">toolButt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bels" svg:width="5.715cm" svg:height="0.762cm" svg:x="2.246cm" svg:y="33.69cm">
          <text:p text:style-name="P4"><text:span text:style-name="T1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bels" svg:width="5.715cm" svg:height="0.762cm" svg:x="2.246cm" svg:y="32.701cm">
          <text:p text:style-name="P4"><text:span text:style-name="T1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bels" svg:width="5.715cm" svg:height="0.762cm" svg:x="2.246cm" svg:y="34.69cm">
          <text:p text:style-name="P4"><text:span text:style-name="T1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bels" svg:width="5.715cm" svg:height="0.762cm" svg:x="2.219cm" svg:y="35.641cm">
          <text:p text:style-name="P4"><text:span text:style-name="T1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bels" svg:width="5.715cm" svg:height="0.762cm" svg:x="2.229cm" svg:y="36.641cm">
          <text:p text:style-name="P4"><text:span text:style-name="T1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bels" svg:width="3.148cm" svg:height="0.607cm" svg:x="3.354cm" svg:y="29.937cm">
          <draw:text-box>
            <text:p><text:span text:style-name="T3">UI element objects</text:span></text:p>
          </draw:text-box>
        </draw:frame>
        <draw:frame draw:style-name="gr5" draw:text-style-name="P10" draw:layer="Labels" svg:width="2.868cm" svg:height="0.607cm" svg:x="3.446cm" svg:y="2.013cm">
          <draw:text-box>
            <text:p text:style-name="P9">Private functions</text:p>
          </draw:text-box>
        </draw:frame>
        <draw:custom-shape draw:style-name="gr4" draw:text-style-name="P7" draw:layer="Labels" svg:width="5.715cm" svg:height="0.762cm" svg:x="20.22cm" svg:y="2.687cm">
          <text:p text:style-name="P6"><text:span text:style-name="T4">toggleCheckbox(event)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bels" svg:width="2.746cm" svg:height="0.607cm" svg:x="3.571cm" svg:y="4.192cm">
          <draw:text-box>
            <text:p><text:span text:style-name="T3">Public functions</text:span></text:p>
          </draw:text-box>
        </draw:frame>
        <draw:custom-shape draw:style-name="gr4" draw:text-style-name="P7" draw:layer="Labels" svg:width="5.715cm" svg:height="0.762cm" svg:x="20.22cm" svg:y="4.881cm">
          <text:p text:style-name="P6"><text:span text:style-name="T4">getDimViewerID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4.881cm">
          <text:p text:style-name="P6"><text:span text:style-name="T2">calcController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20.881cm">
          <text:p text:style-name="P6"><text:span text:style-name="T2">ccpGetSmallPhonesCSSClipboard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2.22cm" svg:y="6.881cm">
          <text:p text:style-name="P6"><text:span text:style-name="T2">getAspectRatio (var1, var2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7.881cm">
          <text:p text:style-name="P6"><text:span text:style-name="T2">handleTBInput (id, val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8.881cm">
          <text:p text:style-name="P6"><text:span text:style-name="T2">handleTBClicks (id,val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9.881cm">
          <text:p text:style-name="P6"><text:span text:style-name="T2">evalViewerSize (Ap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10.881cm">
          <text:p text:style-name="P6"><text:span text:style-name="T2">adjustContainerHeights (Ap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11.881cm">
          <text:p text:style-name="P6"><text:span text:style-name="T2">evalDimAlerts (Appdata, dimViewers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12.881cm">
          <text:p text:style-name="P6"><text:span text:style-name="T2">validateInteger (inputVal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13.881cm">
          <text:p text:style-name="P6"><text:span text:style-name="T2">elementIdToAppdataProp (str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14.881cm">
          <text:p text:style-name="P6"><text:span text:style-name="T2">ccpIfNoUserInput (att,val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15.881cm">
          <text:p text:style-name="P6"><text:span text:style-name="T2">ccpGetImgClipboard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2.22cm" svg:y="16.881cm">
          <text:p text:style-name="P6"><text:span text:style-name="T2">ccpGetTdClipboard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Items" svg:width="5.715cm" svg:height="0.762cm" svg:x="2.22cm" svg:y="17.881cm">
          <text:p text:style-name="P6"><text:span text:style-name="T2">ccpGetTableClipboard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2.22cm" svg:y="18.881cm">
          <text:p text:style-name="P6"><text:span text:style-name="T2">ccpGetImgCSSClipboard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2.216cm" svg:y="19.881cm">
          <text:p text:style-name="P6"><text:span text:style-name="T2">ccpGetLargePhonesCSSClipboard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bels" svg:width="5.715cm" svg:height="0.762cm" svg:x="11.227cm" svg:y="30.69cm">
          <text:p text:style-name="P4"><text:span text:style-name="T1">dimView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bels" svg:width="5.715cm" svg:height="0.762cm" svg:x="11.244cm" svg:y="31.706cm">
          <text:p text:style-name="P4"><text:span text:style-name="T1">toolButt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bels" svg:width="5.715cm" svg:height="0.762cm" svg:x="11.244cm" svg:y="33.692cm">
          <text:p text:style-name="P4"><text:span text:style-name="T1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bels" svg:width="5.715cm" svg:height="0.762cm" svg:x="11.244cm" svg:y="32.703cm">
          <text:p text:style-name="P4"><text:span text:style-name="T1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bels" svg:width="5.715cm" svg:height="0.762cm" svg:x="11.244cm" svg:y="34.692cm">
          <text:p text:style-name="P4"><text:span text:style-name="T1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bels" svg:width="5.715cm" svg:height="0.762cm" svg:x="11.217cm" svg:y="35.643cm">
          <text:p text:style-name="P4"><text:span text:style-name="T1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bels" svg:width="5.715cm" svg:height="0.762cm" svg:x="11.227cm" svg:y="36.643cm">
          <text:p text:style-name="P11"><text:span text:style-name="T1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bels" svg:width="3.148cm" svg:height="0.607cm" svg:x="12.352cm" svg:y="29.939cm">
          <draw:text-box>
            <text:p><text:span text:style-name="T3">UI element objects</text:span></text:p>
          </draw:text-box>
        </draw:frame>
        <draw:frame draw:style-name="gr5" draw:text-style-name="P10" draw:layer="Labels" svg:width="2.868cm" svg:height="0.607cm" svg:x="12.345cm" svg:y="2.015cm">
          <draw:text-box>
            <text:p text:style-name="P9">Private functions</text:p>
          </draw:text-box>
        </draw:frame>
        <draw:custom-shape draw:style-name="gr4" draw:text-style-name="P7" draw:layer="Labels" svg:width="5.715cm" svg:height="0.762cm" svg:x="10.919cm" svg:y="2.688cm">
          <text:p text:style-name="P6"><text:span text:style-name="T2">setupEventListeners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bels" svg:width="2.746cm" svg:height="0.607cm" svg:x="12.37cm" svg:y="7.094cm">
          <draw:text-box>
            <text:p><text:span text:style-name="T3">Public functions</text:span></text:p>
          </draw:text-box>
        </draw:frame>
        <draw:custom-shape draw:style-name="gr4" draw:text-style-name="P7" draw:layer="Labels" svg:width="5.715cm" svg:height="0.762cm" svg:x="10.919cm" svg:y="3.688cm">
          <text:p text:style-name="P6"><text:span text:style-name="T2">errorHandler (id, str, bool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10.919cm" svg:y="4.688cm">
          <text:p text:style-name="P6"><text:span text:style-name="T2">showAppMessage (id, mess, isErr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10.919cm" svg:y="5.688cm">
          <text:p text:style-name="P6"><text:span text:style-name="T2">initializeDevMod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10.919cm" svg:y="7.888cm">
          <text:p text:style-name="P6"><text:span text:style-name="T2">initError (id, str, bool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bels" svg:width="5.715cm" svg:height="0.762cm" svg:x="10.919cm" svg:y="8.888cm">
          <text:p text:style-name="P6"><text:span text:style-name="T2">in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G" draw:protected="true"/>
      <draw:layer draw:name="Labels"/>
      <draw:layer draw:name="Item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20:34:11.423126994</meta:creation-date>
    <dc:date>2019-05-31T22:20:35.146963163</dc:date>
    <meta:editing-duration>PT19M11S</meta:editing-duration>
    <meta:editing-cycles>3</meta:editing-cycles>
    <meta:generator>LibreOffice/6.2.3.2$Linux_X86_64 LibreOffice_project/20$Build-2</meta:generator>
    <meta:document-statistic meta:object-count="86"/>
  </office:meta>
</office:document-meta>
</file>